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es de gestió empresarial</text:span><text:span text:style-name="T2"><text:line-break/></text:span><text:span text:style-name="T3">UD 03. (Presencial) Activitats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3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9">Activitat 01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3. Activitats avaluables (Semipresencial)</text:span></text:p>
      <text:list xml:id="list464133009" text:style-name="WWNum3">
        <text:list-item>
          <text:p text:style-name="P33"><text:bookmark text:name="_dbh0n1vac4c8"/>Data d’entrega</text:p>
        </text:list-item>
      </text:list>
      <text:p text:style-name="Standard"><text:span text:style-name="T11">Data límit d'entrega: </text:span><text:span text:style-name="T18">Dimecres 13 d’octubre a les 23:55.</text:span></text:p>
      <text:p text:style-name="Standard">L’activitat serà avaluada quan haja passat la data límit d’entrega.</text:p>
      <text:p text:style-name="P24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20732861159753" text:continue-numbering="true" text:style-name="WWNum3">
        <text:list-item>
          <text:p text:style-name="P33"><text:bookmark text:name="_9maybllx2a09"/><text:soft-page-break/>Observacions prèvies a la realització de la tasca avaluables</text:p>
        </text:list-item>
      </text:list>
      <text:list xml:id="list4273363717" text:style-name="WWNum2">
        <text:list-item>
          <text:p text:style-name="P25">Has d’utilitzar el repositori GitHub creat per lliurar treballs del mòdul. Recordeu que el repositori GitHub:</text:p>
          <text:list>
            <text:list-item>
              <text:p text:style-name="P31">És un lloc de treball. Es valorarà si s’ha utilitzat correctament (pujant versions i no actuant únicament com un lloc on lliurar la tasca).</text:p>
            </text:list-item>
            <text:list-item>
              <text:p text:style-name="P31">És molt important que el repositori siga privat, per tal d’evitar una hipotètica còpia d’altres alumnes.</text:p>
            </text:list-item>
            <text:list-item>
              <text:p text:style-name="P31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1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1"><text:span text:style-name="T11">Nota</text:span>: podeu fer els comentaris a la llengua que vulgueu.</text:p>
            </text:list-item>
          </text:list>
        </text:list-item>
      </text:list>
      <text:list xml:id="list3805951668" text:style-name="WWNum4">
        <text:list-item>
          <text:p text:style-name="P29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4"><text:span text:style-name="T12"><text:s/>❕</text:span><text:span text:style-name="T13"> </text:span><text:span text:style-name="T11">Atenció: </text:span>no complir aquestes consideracions pot reduir la nota fins a 3 punts.</text:p>
      <text:p text:style-name="Standard"/>
      <text:list xml:id="list20733414430952" text:continue-list="list20732861159753" text:style-name="WWNum3">
        <text:list-item>
          <text:p text:style-name="P33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2195181325" text:style-name="WWNum1">
        <text:list-item>
          <text:p text:style-name="P26">Instal·lació i posada en marxa de zero en un sistema Ubuntu. Odoo pot estar en mode “producció” o mode “desenvolupament”.</text:p>
          <text:list>
            <text:list-item>
              <text:p text:style-name="P32">Pot ser una màquina virtual amb hipervisor o en un contenidor Docker.</text:p>
            </text:list-item>
          </text:list>
        </text:list-item>
        <text:list-item>
          <text:p text:style-name="P28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30">Posada en marxa utilitzant la imatge de Docker Hub d’Odoo i utilitzant fitxers de configuració d’Odoo.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524" meta:character-count="3180" meta:non-whitespace-character-count="2701"/>
    <meta:generator>LibreOfficeDev/6.0.5.2$Linux_X86_64 LibreOffice_project/</meta:generator>
  </office:meta>
</office:document-meta>
</file>